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華康中楷體" svg:font-family="華康中楷體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Heading">
      <style:paragraph-properties fo:margin-top="0cm" fo:margin-bottom="0cm" loext:contextual-spacing="false" style:snap-to-layout-grid="true"/>
    </style:style>
    <style:style style:name="P2" style:family="paragraph" style:parent-style-name="Standard">
      <style:paragraph-properties>
        <style:tab-stops>
          <style:tab-stop style:position="11.748cm"/>
        </style:tab-stops>
      </style:paragraph-properties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5" style:family="paragraph" style:parent-style-name="Standard">
      <style:paragraph-properties fo:text-align="center" style:justify-single-word="false"/>
      <style:text-properties fo:font-size="14pt" style:font-name-asian="標楷體" style:font-size-asian="14pt"/>
    </style:style>
    <style:style style:name="P6" style:family="paragraph" style:parent-style-name="Standard">
      <style:paragraph-properties fo:text-align="center" style:justify-single-word="false"/>
      <style:text-properties style:font-name-asian="標楷體"/>
    </style:style>
    <style:style style:name="P7" style:family="paragraph" style:parent-style-name="Standard">
      <style:paragraph-properties fo:line-height="200%" fo:text-align="center" style:justify-single-word="false"/>
    </style:style>
    <style:style style:name="P8" style:family="paragraph" style:parent-style-name="Standard">
      <style:paragraph-properties fo:margin-top="0cm" fo:margin-bottom="0.318cm" loext:contextual-spacing="false" fo:text-align="center" style:justify-single-word="false"/>
      <style:text-properties style:font-weight-complex="bold"/>
    </style:style>
    <style:style style:name="P9" style:family="paragraph" style:parent-style-name="Standard">
      <style:paragraph-properties fo:margin-top="0cm" fo:margin-bottom="0.318cm" loext:contextual-spacing="false" fo:text-align="center" style:justify-single-word="false"/>
      <style:text-properties style:font-name-asian="標楷體"/>
    </style:style>
    <style:style style:name="P10" style:family="paragraph" style:parent-style-name="Standard" style:master-page-name="Standard">
      <style:paragraph-properties fo:margin-top="0cm" fo:margin-bottom="0.318cm" loext:contextual-spacing="false" fo:text-align="center" style:justify-single-word="false" style:page-number="auto"/>
      <style:text-properties style:font-name="標楷體" fo:font-size="16pt" style:font-name-asian="標楷體" style:font-size-asian="16pt" style:font-name-complex="標楷體" style:font-size-complex="16pt"/>
    </style:style>
    <style:style style:name="P11" style:family="paragraph" style:parent-style-name="Standard">
      <style:paragraph-properties fo:margin-top="0cm" fo:margin-bottom="1.27cm" loext:contextual-spacing="false" fo:text-align="center" style:justify-single-word="false"/>
      <style:text-properties fo:font-size="16pt" style:letter-kerning="true" style:font-size-asian="16pt" style:font-size-complex="16pt"/>
    </style:style>
    <style:style style:name="P12" style:family="paragraph" style:parent-style-name="Standard">
      <style:paragraph-properties fo:margin-top="0cm" fo:margin-bottom="1.27cm" loext:contextual-spacing="false">
        <style:tab-stops>
          <style:tab-stop style:position="11.748cm"/>
        </style:tab-stops>
      </style:paragraph-properties>
    </style:style>
    <style:style style:name="P13" style:family="paragraph" style:parent-style-name="Standard">
      <style:paragraph-properties fo:margin-top="0cm" fo:margin-bottom="1.27cm" loext:contextual-spacing="false" fo:text-align="center" style:justify-single-word="false"/>
      <style:text-properties style:font-name-asian="標楷體"/>
    </style:style>
    <style:style style:name="P14" style:family="paragraph" style:parent-style-name="Standard">
      <style:paragraph-properties fo:margin-top="0cm" fo:margin-bottom="0.635cm" loext:contextual-spacing="false" fo:text-align="center" style:justify-single-word="false"/>
      <style:text-properties fo:font-size="14pt" style:font-size-asian="14pt"/>
    </style:style>
    <style:style style:name="P15" style:family="paragraph" style:parent-style-name="Standard">
      <style:paragraph-properties fo:margin-top="0cm" fo:margin-bottom="1.905cm" loext:contextual-spacing="false" fo:text-align="center" style:justify-single-word="false"/>
      <style:text-properties style:font-name-asian="標楷體"/>
    </style:style>
    <style:style style:name="T1" style:family="text">
      <style:text-properties fo:font-size="16pt" style:font-name-asian="標楷體" style:font-size-asian="16pt" style:font-size-complex="16pt"/>
    </style:style>
    <style:style style:name="T2" style:family="text">
      <style:text-properties fo:font-size="16pt" style:font-name-asian="標楷體" style:font-size-asian="16pt" style:font-size-complex="16pt"/>
    </style:style>
    <style:style style:name="T3" style:family="text">
      <style:text-properties fo:font-size="16pt" style:font-name-asian="Times New Roman" style:font-size-asian="16pt" style:font-size-complex="16pt"/>
    </style:style>
    <style:style style:name="T4" style:family="text">
      <style:text-properties style:font-name="標楷體" fo:font-size="16pt" style:font-name-asian="標楷體" style:font-size-asian="16pt" style:font-name-complex="標楷體" style:font-size-complex="16pt"/>
    </style:style>
    <style:style style:name="T5" style:family="text">
      <style:text-properties style:font-name="標楷體" style:font-name-asian="標楷體" style:font-name-complex="標楷體"/>
    </style:style>
    <style:style style:name="T6" style:family="text">
      <style:text-properties style:font-name-asian="標楷體"/>
    </style:style>
    <style:style style:name="T7" style:family="text">
      <style:text-properties style:font-name-asian="標楷體"/>
    </style:style>
    <style:style style:name="T8" style:family="text">
      <style:text-properties fo:font-size="22pt" style:font-name-asian="標楷體" style:font-size-asian="22pt" style:font-size-complex="22pt"/>
    </style:style>
    <style:style style:name="T9" style:family="text">
      <style:text-properties fo:font-size="22pt" style:font-name-asian="標楷體" style:font-size-asian="22pt" style:font-size-complex="22pt"/>
    </style:style>
    <style:style style:name="T10" style:family="text">
      <style:text-properties fo:font-size="14pt" fo:letter-spacing="0.388cm" style:font-name-asian="標楷體" style:font-size-asian="14pt" style:font-size-complex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style:font-name-asian="標楷體" style:font-size-asian="14pt"/>
    </style:style>
    <style:style style:name="T13" style:family="text">
      <style:text-properties fo:font-size="14pt" style:font-name-asian="標楷體" style:font-size-asian="14pt" style:font-size-complex="14pt"/>
    </style:style>
    <style:style style:name="T14" style:family="text">
      <style:text-properties fo:font-size="14pt" style:font-name-asian="標楷體" style:font-size-asian="14pt" style:font-size-complex="14pt"/>
    </style:style>
    <style:style style:name="T15" style:family="text">
      <style:text-properties fo:font-size="14pt" style:font-name-asian="標楷體" style:font-size-asian="14pt"/>
    </style:style>
    <style:style style:name="T16" style:family="text">
      <style:text-properties fo:font-size="14pt" fo:letter-spacing="0.176cm" style:font-name-asian="標楷體" style:font-size-asian="14pt" style:font-size-complex="14pt"/>
    </style:style>
    <style:style style:name="T17" style:family="text">
      <style:text-properties style:font-name-asian="Times New Roman"/>
    </style:style>
    <style:style style:name="T18" style:family="text">
      <style:text-properties fo:font-size="12pt" style:font-size-asian="12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淺漕槽內氧化層蝕刻</text:p>
      <text:p text:style-name="P11">Oxide Etch in Shallow Trench Isolation</text:p>
      <text:p text:style-name="P2"><text:span text:style-name="T10">研究</text:span><text:span text:style-name="T13">生</text:span><text:span text:style-name="T13">：</text:span><text:span text:style-name="T12">吳明明</text:span><text:span text:style-name="T13"><text:tab/></text:span><text:span text:style-name="T12">Student：</text:span><text:span text:style-name="T12">Ming-Ming</text:span><text:span text:style-name="T12"> </text:span><text:span text:style-name="T12">Wu</text:span></text:p>
      <text:p text:style-name="P12"><text:span text:style-name="T16">指導教</text:span><text:span text:style-name="T13">授</text:span><text:span text:style-name="T13">：</text:span><text:span text:style-name="T12">陳某某</text:span><text:span text:style-name="T13"><text:tab/></text:span><text:span text:style-name="T12">Advisor：</text:span><text:span text:style-name="T12">Mo-Mo</text:span><text:span text:style-name="T12"> </text:span><text:span text:style-name="T12">Chen</text:span></text:p>
      <text:p text:style-name="P4"><text:span text:style-name="T6">國</text:span><text:span text:style-name="T17"> </text:span><text:span text:style-name="T6">立</text:span><text:span text:style-name="T17"> </text:span><text:span text:style-name="T6">交</text:span><text:span text:style-name="T17"> </text:span><text:span text:style-name="T6">通</text:span><text:span text:style-name="T17"> </text:span><text:span text:style-name="T6">大</text:span><text:span text:style-name="T17"> </text:span><text:span text:style-name="T6">學</text:span></text:p>
      <text:p text:style-name="P5">平面顯示技術碩士學位學程</text:p>
      <text:p text:style-name="P14"><text:span text:style-name="T6">碩</text:span><text:span text:style-name="T17"> </text:span><text:span text:style-name="T6">士</text:span><text:span text:style-name="T17"> </text:span><text:span text:style-name="T6">論</text:span><text:span text:style-name="T17"> </text:span><text:span text:style-name="T6">文</text:span></text:p>
      <text:p text:style-name="P6">A Thesis </text:p>
      <text:p text:style-name="P1"><text:span text:style-name="T18">Submitted to Degree Program of Flat Panel Display Technology</text:span></text:p>
      <text:p text:style-name="P6">National Chiao Tung University</text:p>
      <text:p text:style-name="P3"><text:span text:style-name="T6">in Partial Fulfillment of the Requirements</text:span></text:p>
      <text:p text:style-name="P3">for the Degree of Master of Science</text:p>
      <text:p text:style-name="P13">in</text:p>
      <text:p text:style-name="P8">Flat Panel Display Technology</text:p>
      <text:p text:style-name="P9">June 2008</text:p>
      <text:p text:style-name="P15">Hsinchu, Taiwan, Republic of China</text:p>
      <text:p text:style-name="P7"><text:span text:style-name="T1">中華民國</text:span><text:span text:style-name="T3"> </text:span><text:span text:style-name="T1">九十</text:span><text:span text:style-name="T1">七</text:span><text:span text:style-name="T3"> </text:span><text:span text:style-name="T1">年</text:span><text:span text:style-name="T3"> <text:s/></text:span><text:span text:style-name="T1">六</text:span><text:span text:style-name="T3"> </text:span><text:span text:style-name="T1">月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華康中楷體" svg:font-family="華康中楷體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212cm" fo:margin-bottom="0cm" loext:contextual-spacing="false" fo:text-align="center" style:justify-single-word="false" style:snap-to-layout-grid="false"/>
      <style:text-properties fo:font-size="18pt" style:font-size-asian="18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style:line-height-at-least="0.635cm" fo:text-align="center" style:justify-single-word="false" fo:keep-with-next="always"/>
      <style:text-properties fo:font-size="18pt" style:letter-kerning="true" style:font-name-asian="華康中楷體" style:font-family-asian="華康中楷體" style:font-family-generic-asian="modern" style:font-size-asian="18pt" style:font-size-complex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style:line-height-at-least="0.635cm" fo:keep-with-next="always"/>
      <style:text-properties fo:font-size="14pt" style:letter-kerning="true" style:font-name-asian="華康中楷體" style:font-family-asian="華康中楷體" style:font-family-generic-asian="modern" style:font-size-asian="14pt" style:font-size-complex="18pt"/>
    </style:style>
    <style:style style:name="Heading_20_3" style:display-name="Heading 3" style:family="paragraph" style:parent-style-name="Standard" style:next-style-name="Standard" style:default-outline-level="3" style:class="text">
      <style:paragraph-properties style:line-height-at-least="0.635cm" fo:text-align="center" style:justify-single-word="false" fo:keep-with-next="always"/>
      <style:text-properties fo:font-size="16pt" style:letter-kerning="true" style:font-name-asian="華康中楷體" style:font-family-asian="華康中楷體" style:font-family-generic-asian="modern" style:font-size-asian="16pt" style:font-size-complex="18pt"/>
    </style:style>
    <style:style style:name="預設段落字型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論文</dc:title>
    <dc:subject>論文內頁</dc:subject>
    <meta:initial-creator>marshial</meta:initial-creator>
    <meta:creation-date>2004-12-09T15:39:00</meta:creation-date>
    <dc:creator>user</dc:creator>
    <dc:date>2010-01-18T13:41:00</dc:date>
    <meta:editing-cycles>6</meta:editing-cycles>
    <meta:editing-duration>PT9M</meta:editing-duration>
    <meta:document-statistic meta:table-count="0" meta:image-count="0" meta:object-count="0" meta:page-count="1" meta:paragraph-count="17" meta:word-count="110" meta:character-count="397" meta:non-whitespace-character-count="343"/>
    <meta:generator>LibreOffice/5.1.4.2$Windows_x86 LibreOffice_project/f99d75f39f1c57ebdd7ffc5f42867c12031db97a</meta:generator>
  </office:meta>
</office:document-meta>
</file>